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12CDFF2E628D241D4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cm" svg:y="0.085cm" svg:width="19.001cm" svg:height="4.748cm" draw:z-index="0"><draw:image xlink:href="Pictures/10000201000004B00000012CDFF2E628D241D4BA.png" xlink:type="simple" xlink:show="embed" xlink:actuate="onLoad"/></draw:frame><draw:frame draw:style-name="fr1" draw:name="Image3" text:anchor-type="paragraph" svg:x="-1cm" svg:y="0.085cm" svg:width="19.001cm" svg:height="4.748cm" draw:z-index="1"><draw:image xlink:href="Pictures/10000201000004B00000012CDFF2E628D241D4BA.png" xlink:type="simple" xlink:show="embed" xlink:actuate="onLoad"/></draw:frame><draw:frame draw:style-name="fr1" draw:name="Image2" text:anchor-type="paragraph" svg:x="-1cm" svg:y="4.831cm" svg:width="19.001cm" svg:height="4.748cm" draw:z-index="2"><draw:image xlink:href="Pictures/10000201000004B00000012CDFF2E628D241D4BA.png" xlink:type="simple" xlink:show="embed" xlink:actuate="onLoad"/></draw:frame><draw:frame draw:style-name="fr1" draw:name="Image4" text:anchor-type="paragraph" svg:x="-1cm" svg:y="9.578cm" svg:width="19.001cm" svg:height="4.748cm" draw:z-index="3"><draw:image xlink:href="Pictures/10000201000004B00000012CDFF2E628D241D4BA.png" xlink:type="simple" xlink:show="embed" xlink:actuate="onLoad"/></draw:frame><draw:frame draw:style-name="fr1" draw:name="Image5" text:anchor-type="paragraph" svg:x="-1cm" svg:y="14.325cm" svg:width="19.001cm" svg:height="4.748cm" draw:z-index="4"><draw:image xlink:href="Pictures/10000201000004B00000012CDFF2E628D241D4BA.png" xlink:type="simple" xlink:show="embed" xlink:actuate="onLoad"/></draw:frame><draw:frame draw:style-name="fr1" draw:name="Image6" text:anchor-type="paragraph" svg:x="-1cm" svg:y="19.071cm" svg:width="19.001cm" svg:height="4.748cm" draw:z-index="5"><draw:image xlink:href="Pictures/10000201000004B00000012CDFF2E628D241D4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8:21:00.515479389</meta:creation-date>
    <meta:print-date>2017-02-05T18:43:09.176321464</meta:print-date>
    <dc:date>2017-02-05T18:49:04.258978887</dc:date>
    <meta:editing-duration>PT7M4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